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dRuntimeException.getRaw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RuntimeException.LocatedRuntim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RuntimeException.LocatedRuntimeException( String message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RuntimeException.LocatedRuntimeException( String message , Throwable cause , Location location , boolean rethrowLoca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tedRuntimeException.LocatedRuntime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RuntimeException.addLocation( Location l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edRuntime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RuntimeException.LocatedRunti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RuntimeException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RuntimeException.get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